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style:font-size-asian="14pt" style:font-size-complex="14pt"/>
    </style:style>
    <style:style style:name="P2" style:family="paragraph" style:parent-style-name="Standard">
      <style:paragraph-properties fo:line-height="150%"/>
      <style:text-properties style:font-name="Ubuntu" fo:font-size="14pt" officeooo:paragraph-rsid="0043ac81" style:font-size-asian="14pt" style:font-size-complex="14pt"/>
    </style:style>
    <style:style style:name="P3" style:family="paragraph" style:parent-style-name="Standard">
      <style:paragraph-properties fo:line-height="150%"/>
      <style:text-properties style:font-name="Ubuntu" fo:font-size="14pt" officeooo:paragraph-rsid="0050a9a9" style:font-size-asian="14pt" style:font-size-complex="14pt"/>
    </style:style>
    <style:style style:name="P4" style:family="paragraph" style:parent-style-name="Standard">
      <style:paragraph-properties fo:line-height="150%"/>
      <style:text-properties style:font-name="Ubuntu" fo:font-size="14pt" officeooo:rsid="00265168" officeooo:paragraph-rsid="00265168" style:font-size-asian="14pt" style:font-size-complex="14pt"/>
    </style:style>
    <style:style style:name="P5" style:family="paragraph" style:parent-style-name="Standard">
      <style:paragraph-properties fo:line-height="150%"/>
      <style:text-properties style:font-name="Ubuntu" fo:font-size="14pt" officeooo:rsid="00270ea4" officeooo:paragraph-rsid="00265168" style:font-size-asian="14pt" style:font-size-complex="14pt"/>
    </style:style>
    <style:style style:name="P6" style:family="paragraph" style:parent-style-name="Standard">
      <style:paragraph-properties fo:line-height="150%"/>
      <style:text-properties style:font-name="Ubuntu" fo:font-size="14pt" officeooo:rsid="00280989" officeooo:paragraph-rsid="00270ea4" style:font-size-asian="14pt" style:font-size-complex="14pt"/>
    </style:style>
    <style:style style:name="P7" style:family="paragraph" style:parent-style-name="Standard">
      <style:paragraph-properties fo:line-height="150%"/>
      <style:text-properties style:font-name="Ubuntu" fo:font-size="14pt" officeooo:rsid="002aea1a" officeooo:paragraph-rsid="002aea1a" style:font-size-asian="14pt" style:font-size-complex="14pt"/>
    </style:style>
    <style:style style:name="P8" style:family="paragraph" style:parent-style-name="Standard">
      <style:paragraph-properties fo:line-height="150%"/>
      <style:text-properties style:font-name="Ubuntu" fo:font-size="14pt" officeooo:rsid="002aea1a" officeooo:paragraph-rsid="002c39a8" style:font-size-asian="14pt" style:font-size-complex="14pt"/>
    </style:style>
    <style:style style:name="P9" style:family="paragraph" style:parent-style-name="Standard">
      <style:paragraph-properties fo:line-height="150%"/>
      <style:text-properties style:font-name="Ubuntu" fo:font-size="14pt" officeooo:rsid="002c1eac" officeooo:paragraph-rsid="002c1eac" style:font-size-asian="14pt" style:font-size-complex="14pt"/>
    </style:style>
    <style:style style:name="P10" style:family="paragraph" style:parent-style-name="Standard">
      <style:paragraph-properties fo:line-height="150%"/>
      <style:text-properties style:font-name="Ubuntu" fo:font-size="14pt" officeooo:rsid="002c39a8" officeooo:paragraph-rsid="002c39a8" style:font-size-asian="14pt" style:font-size-complex="14pt"/>
    </style:style>
    <style:style style:name="P11" style:family="paragraph" style:parent-style-name="Standard">
      <style:paragraph-properties fo:line-height="150%"/>
      <style:text-properties style:font-name="Ubuntu" fo:font-size="14pt" officeooo:rsid="002d9b6f" officeooo:paragraph-rsid="002d9b6f" style:font-size-asian="14pt" style:font-size-complex="14pt"/>
    </style:style>
    <style:style style:name="P12" style:family="paragraph" style:parent-style-name="Standard">
      <style:paragraph-properties fo:line-height="150%"/>
      <style:text-properties style:font-name="Ubuntu" fo:font-size="14pt" officeooo:rsid="002f59fd" officeooo:paragraph-rsid="002f59fd" style:font-size-asian="14pt" style:font-size-complex="14pt"/>
    </style:style>
    <style:style style:name="P13" style:family="paragraph" style:parent-style-name="Standard">
      <style:paragraph-properties fo:line-height="150%"/>
      <style:text-properties style:font-name="Ubuntu" fo:font-size="14pt" officeooo:rsid="002f59fd" officeooo:paragraph-rsid="00314396" style:font-size-asian="14pt" style:font-size-complex="14pt"/>
    </style:style>
    <style:style style:name="P14" style:family="paragraph" style:parent-style-name="Standard">
      <style:paragraph-properties fo:line-height="150%"/>
      <style:text-properties style:font-name="Ubuntu" fo:font-size="14pt" officeooo:rsid="00314396" officeooo:paragraph-rsid="00314396" style:font-size-asian="14pt" style:font-size-complex="14pt"/>
    </style:style>
    <style:style style:name="P15" style:family="paragraph" style:parent-style-name="Standard">
      <style:paragraph-properties fo:line-height="150%"/>
      <style:text-properties style:font-name="Ubuntu" fo:font-size="14pt" officeooo:rsid="003aba7f" officeooo:paragraph-rsid="003aba7f" style:font-size-asian="14pt" style:font-size-complex="14pt"/>
    </style:style>
    <style:style style:name="P16" style:family="paragraph" style:parent-style-name="Standard">
      <style:paragraph-properties fo:line-height="150%"/>
      <style:text-properties style:font-name="Ubuntu" fo:font-size="14pt" officeooo:rsid="0024ae17" officeooo:paragraph-rsid="0024ae17" style:font-size-asian="14pt" style:font-size-complex="14pt"/>
    </style:style>
    <style:style style:name="P17" style:family="paragraph" style:parent-style-name="Standard">
      <style:paragraph-properties fo:line-height="150%"/>
      <style:text-properties style:font-name="Ubuntu" fo:font-size="14pt" officeooo:rsid="0029e43f" officeooo:paragraph-rsid="004d3bb1" style:font-size-asian="14pt" style:font-size-complex="14pt"/>
    </style:style>
    <style:style style:name="P18" style:family="paragraph" style:parent-style-name="Standard">
      <style:paragraph-properties fo:line-height="150%"/>
      <style:text-properties style:font-name="Ubuntu" fo:font-size="14pt" officeooo:paragraph-rsid="0046bfef"/>
    </style:style>
    <style:style style:name="P19" style:family="paragraph" style:parent-style-name="Standard">
      <style:paragraph-properties fo:line-height="150%"/>
      <style:text-properties style:font-name="Ubuntu" fo:font-size="14pt" officeooo:rsid="00265168" officeooo:paragraph-rsid="004d08ea"/>
    </style:style>
    <style:style style:name="P20" style:family="paragraph" style:parent-style-name="Standard">
      <style:paragraph-properties fo:line-height="150%"/>
      <style:text-properties style:font-name="Ubuntu" fo:font-size="14pt" officeooo:rsid="00270ea4" officeooo:paragraph-rsid="00472cc6"/>
    </style:style>
    <style:style style:name="P21" style:family="paragraph" style:parent-style-name="Standard">
      <style:paragraph-properties fo:line-height="150%"/>
      <style:text-properties style:font-name="Ubuntu" fo:font-size="14pt" officeooo:rsid="00280989" officeooo:paragraph-rsid="0047fce9"/>
    </style:style>
    <style:style style:name="P22" style:family="paragraph" style:parent-style-name="Standard">
      <style:paragraph-properties fo:line-height="150%"/>
      <style:text-properties style:font-name="Ubuntu" fo:font-size="14pt" officeooo:rsid="004d08ea" officeooo:paragraph-rsid="004d08ea"/>
    </style:style>
    <style:style style:name="P23" style:family="paragraph" style:parent-style-name="Standard">
      <style:paragraph-properties fo:line-height="150%"/>
      <style:text-properties style:font-name="Ubuntu" fo:font-size="14pt" officeooo:rsid="004d34fe" officeooo:paragraph-rsid="004d34fe"/>
    </style:style>
    <style:style style:name="P24" style:family="paragraph" style:parent-style-name="Standard">
      <style:paragraph-properties fo:line-height="150%"/>
      <style:text-properties fo:color="#000000" loext:opacity="100%" style:font-name="Ubuntu" fo:font-size="14pt" officeooo:rsid="00314396" officeooo:paragraph-rsid="00314396" fo:background-color="transparent" style:font-size-asian="14pt" style:font-size-complex="14pt"/>
    </style:style>
    <style:style style:name="P25" style:family="paragraph" style:parent-style-name="Standard">
      <style:paragraph-properties fo:line-height="150%"/>
      <style:text-properties fo:color="#000000" loext:opacity="100%" style:font-name="Ubuntu" fo:font-size="14pt" officeooo:rsid="0034d638" officeooo:paragraph-rsid="0034d638" fo:background-color="transparent" style:font-size-asian="14pt" style:font-size-complex="14pt"/>
    </style:style>
    <style:style style:name="P26" style:family="paragraph" style:parent-style-name="Standard">
      <style:paragraph-properties fo:line-height="150%"/>
      <style:text-properties fo:color="#000000" loext:opacity="100%" style:font-name="Ubuntu" fo:font-size="14pt" officeooo:rsid="00383576" officeooo:paragraph-rsid="00383576" fo:background-color="transparent" style:font-size-asian="14pt" style:font-size-complex="14pt"/>
    </style:style>
    <style:style style:name="P27" style:family="paragraph" style:parent-style-name="Standard">
      <style:paragraph-properties fo:line-height="150%"/>
      <style:text-properties fo:color="#000000" loext:opacity="100%" style:font-name="Ubuntu" fo:font-size="14pt" officeooo:rsid="0039a3e1" officeooo:paragraph-rsid="0039a3e1" fo:background-color="transparent" style:font-size-asian="14pt" style:font-size-complex="14pt"/>
    </style:style>
    <style:style style:name="P28" style:family="paragraph" style:parent-style-name="Standard">
      <style:paragraph-properties fo:line-height="150%"/>
      <style:text-properties fo:color="#000000" loext:opacity="100%" style:font-name="Ubuntu" fo:font-size="14pt" officeooo:rsid="003aba7f" officeooo:paragraph-rsid="003aba7f" fo:background-color="transparent" style:font-size-asian="14pt" style:font-size-complex="14pt"/>
    </style:style>
    <style:style style:name="P29" style:family="paragraph" style:parent-style-name="Text_20_body">
      <style:paragraph-properties fo:line-height="150%"/>
      <style:text-properties officeooo:paragraph-rsid="00314396"/>
    </style:style>
    <style:style style:name="P30" style:family="paragraph" style:parent-style-name="Heading_20_1">
      <style:paragraph-properties fo:line-height="150%" fo:text-align="center" style:justify-single-word="false"/>
      <style:text-properties style:font-name="Ubuntu"/>
    </style:style>
    <style:style style:name="P31" style:family="paragraph" style:parent-style-name="Heading_20_2">
      <style:paragraph-properties fo:line-height="150%" fo:text-align="center" style:justify-single-word="false"/>
      <style:text-properties style:font-name="Ubuntu"/>
    </style:style>
    <style:style style:name="P32" style:family="paragraph" style:parent-style-name="Heading_20_2">
      <style:paragraph-properties fo:line-height="150%" fo:text-align="center" style:justify-single-word="false"/>
      <style:text-properties style:font-name="Ubuntu"/>
    </style:style>
    <style:style style:name="P33" style:family="paragraph" style:parent-style-name="Standard">
      <style:paragraph-properties fo:line-height="150%"/>
      <style:text-properties style:font-name="Ubuntu" fo:font-size="14pt" officeooo:rsid="0043d020" officeooo:paragraph-rsid="0046bfef" style:font-size-asian="14pt" style:font-size-complex="14pt"/>
    </style:style>
    <style:style style:name="P34" style:family="paragraph" style:parent-style-name="Standard">
      <style:paragraph-properties fo:line-height="150%"/>
      <style:text-properties style:font-name="Ubuntu" fo:font-size="14pt" officeooo:rsid="0043d020" officeooo:paragraph-rsid="004d3bb1" style:font-size-asian="14pt" style:font-size-complex="14pt"/>
    </style:style>
    <style:style style:name="P35" style:family="paragraph" style:parent-style-name="Standard">
      <style:paragraph-properties fo:line-height="150%"/>
      <style:text-properties style:font-name="Ubuntu" fo:font-size="14pt" officeooo:rsid="003c4cc1" style:font-size-asian="14pt" style:font-size-complex="14pt"/>
    </style:style>
    <style:style style:name="P36" style:family="paragraph" style:parent-style-name="Standard">
      <style:paragraph-properties fo:line-height="150%"/>
      <style:text-properties style:font-name="Ubuntu" fo:font-size="14pt" officeooo:rsid="003c4cc1" officeooo:paragraph-rsid="003c4cc1" style:font-size-asian="14pt" style:font-size-complex="14pt"/>
    </style:style>
    <style:style style:name="P37" style:family="paragraph" style:parent-style-name="Standard">
      <style:paragraph-properties fo:line-height="150%" fo:text-align="center" style:justify-single-word="false"/>
      <style:text-properties style:font-name="Ubuntu" fo:font-size="14pt" style:font-size-asian="14pt" style:font-size-complex="14pt"/>
    </style:style>
    <style:style style:name="P38" style:family="paragraph" style:parent-style-name="Standard">
      <style:paragraph-properties fo:line-height="150%"/>
      <style:text-properties style:font-name="Ubuntu" fo:font-size="14pt" officeooo:rsid="005636ee" officeooo:paragraph-rsid="005636ee" style:font-size-asian="14pt" style:font-size-complex="14pt"/>
    </style:style>
    <style:style style:name="P39" style:family="paragraph" style:parent-style-name="Standard">
      <style:paragraph-properties fo:line-height="150%"/>
      <style:text-properties style:font-name="Ubuntu" fo:font-size="14pt" officeooo:rsid="0056663b" officeooo:paragraph-rsid="0056663b" style:font-size-asian="14pt" style:font-size-complex="14pt"/>
    </style:style>
    <style:style style:name="P40" style:family="paragraph" style:parent-style-name="Standard">
      <style:paragraph-properties fo:line-height="150%"/>
      <style:text-properties style:font-name="Ubuntu" fo:font-size="14pt" officeooo:rsid="00582bae" officeooo:paragraph-rsid="00582bae" style:font-size-asian="14pt" style:font-size-complex="14pt"/>
    </style:style>
    <style:style style:name="P41" style:family="paragraph" style:parent-style-name="Standard">
      <style:paragraph-properties fo:line-height="150%"/>
      <style:text-properties style:font-name="Ubuntu" fo:font-size="14pt" fo:font-weight="normal" officeooo:rsid="0050a9a9" officeooo:paragraph-rsid="0050a9a9" style:font-size-asian="14pt" style:font-weight-asian="normal" style:font-size-complex="14pt" style:font-weight-complex="normal"/>
    </style:style>
    <style:style style:name="T1" style:family="text">
      <style:text-properties officeooo:rsid="001e4404"/>
    </style:style>
    <style:style style:name="T2" style:family="text">
      <style:text-properties officeooo:rsid="001ff105"/>
    </style:style>
    <style:style style:name="T3" style:family="text">
      <style:text-properties officeooo:rsid="002263df"/>
    </style:style>
    <style:style style:name="T4"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size-complex="14pt"/>
    </style:style>
    <style:style style:name="T5" style:family="text">
      <style:text-properties fo:font-variant="normal" fo:text-transform="none" fo:color="#000000" loext:opacity="100%" style:font-name="Ubuntu" fo:font-size="14pt" fo:letter-spacing="normal" fo:font-style="normal" fo:font-weight="normal" officeooo:rsid="00314396" fo:background-color="transparent" loext:char-shading-value="0" style:font-size-asian="14pt" style:font-size-complex="14pt"/>
    </style:style>
    <style:style style:name="T6" style:family="text">
      <style:text-properties fo:font-variant="normal" fo:text-transform="none" fo:color="#000000" loext:opacity="100%" style:font-name="Ubuntu" fo:font-size="14pt" fo:letter-spacing="normal" fo:font-style="normal" fo:font-weight="normal" officeooo:rsid="00314396" fo:background-color="transparent" loext:char-shading-value="0" style:font-size-asian="14pt" style:font-size-complex="14pt" loext:padding="0cm" loext:border="none"/>
    </style:style>
    <style:style style:name="T7" style:family="text">
      <style:text-properties fo:font-variant="normal" fo:text-transform="none" fo:color="#000000" loext:opacity="100%" style:font-name="Ubuntu" fo:font-size="14pt" fo:letter-spacing="normal" fo:font-style="normal" fo:font-weight="bold" fo:background-color="transparent" loext:char-shading-value="0" style:font-size-asian="14pt" style:font-weight-asian="bold" style:font-size-complex="14pt" style:font-weight-complex="bold" loext:padding="0cm" loext:border="none"/>
    </style:style>
    <style:style style:name="T8" style:family="text">
      <style:text-properties fo:font-variant="normal" fo:text-transform="none" fo:color="#000000" loext:opacity="100%" style:font-name="Ubuntu" fo:font-size="14pt" fo:letter-spacing="normal" fo:font-style="normal" fo:font-weight="bold" officeooo:rsid="00314396" fo:background-color="transparent" loext:char-shading-value="0" style:font-size-asian="14pt" style:font-weight-asian="bold" style:font-size-complex="14pt" style:font-weight-complex="bold" loext:padding="0cm" loext:border="none"/>
    </style:style>
    <style:style style:name="T9" style:family="text">
      <style:text-properties fo:font-variant="normal" fo:text-transform="none" fo:color="#000000" loext:opacity="100%" fo:letter-spacing="normal" fo:font-style="normal" fo:font-weight="normal" fo:background-color="transparent" loext:char-shading-value="0" style:font-size-asian="14pt" style:font-size-complex="14pt"/>
    </style:style>
    <style:style style:name="T10" style:family="text">
      <style:text-properties style:font-size-asian="14pt" style:font-size-complex="14pt"/>
    </style:style>
    <style:style style:name="T11" style:family="text">
      <style:text-properties officeooo:rsid="0024ae17" style:font-size-asian="14pt" style:font-size-complex="14pt"/>
    </style:style>
    <style:style style:name="T12" style:family="text">
      <style:text-properties officeooo:rsid="00270ea4" style:font-size-asian="14pt" style:font-size-complex="14pt"/>
    </style:style>
    <style:style style:name="T13" style:family="text">
      <style:text-properties officeooo:rsid="0027b5ee" style:font-size-asian="14pt" style:font-size-complex="14pt"/>
    </style:style>
    <style:style style:name="T14" style:family="text">
      <style:text-properties officeooo:rsid="00280989" style:font-size-asian="14pt" style:font-size-complex="14pt"/>
    </style:style>
    <style:style style:name="T15" style:family="text">
      <style:text-properties officeooo:rsid="0043d020" style:font-size-asian="14pt" style:font-size-complex="14pt"/>
    </style:style>
    <style:style style:name="T16" style:family="text">
      <style:text-properties officeooo:rsid="0045bdec" style:font-size-asian="14pt" style:font-size-complex="14pt"/>
    </style:style>
    <style:style style:name="T17" style:family="text">
      <style:text-properties officeooo:rsid="0046bfef" style:font-size-asian="14pt" style:font-size-complex="14pt"/>
    </style:style>
    <style:style style:name="T18" style:family="text">
      <style:text-properties officeooo:rsid="00472cc6" style:font-size-asian="14pt" style:font-size-complex="14pt"/>
    </style:style>
    <style:style style:name="T19" style:family="text">
      <style:text-properties officeooo:rsid="004924b2" style:font-size-asian="14pt" style:font-size-complex="14pt"/>
    </style:style>
    <style:style style:name="T20" style:family="text">
      <style:text-properties officeooo:rsid="004d08ea" style:font-size-asian="14pt" style:font-size-complex="14pt"/>
    </style:style>
    <style:style style:name="T21" style:family="text">
      <style:text-properties fo:font-weight="bold" style:font-size-asian="14pt" style:font-weight-asian="bold" style:font-size-complex="14pt" style:font-weight-complex="bold"/>
    </style:style>
    <style:style style:name="T22" style:family="text">
      <style:text-properties fo:font-weight="bold" officeooo:rsid="0043d020" style:font-size-asian="14pt" style:font-weight-asian="bold" style:font-size-complex="14pt" style:font-weight-complex="bold"/>
    </style:style>
    <style:style style:name="T23" style:family="text">
      <style:text-properties fo:font-weight="bold" officeooo:rsid="004afad2" style:font-size-asian="14pt" style:font-weight-asian="bold" style:font-size-complex="14pt" style:font-weight-complex="bold"/>
    </style:style>
    <style:style style:name="T24" style:family="text">
      <style:text-properties fo:font-weight="bold" officeooo:rsid="004d08ea" style:font-size-asian="14pt" style:font-weight-asian="bold" style:font-size-complex="14pt" style:font-weight-complex="bold"/>
    </style:style>
    <style:style style:name="T25" style:family="text">
      <style:text-properties fo:font-weight="bold" officeooo:rsid="00280989" style:font-size-asian="14pt" style:font-weight-asian="bold" style:font-size-complex="14pt" style:font-weight-complex="bold"/>
    </style:style>
    <style:style style:name="T26" style:family="text">
      <style:text-properties fo:font-weight="bold" officeooo:rsid="004924b2" style:font-size-asian="14pt" style:font-weight-asian="bold" style:font-size-complex="14pt" style:font-weight-complex="bold"/>
    </style:style>
    <style:style style:name="T27" style:family="text">
      <style:text-properties fo:font-weight="bold" style:font-weight-asian="bold" style:font-weight-complex="bold"/>
    </style:style>
    <style:style style:name="T28" style:family="text">
      <style:text-properties fo:font-weight="bold" officeooo:rsid="002c39a8" style:font-weight-asian="bold" style:font-weight-complex="bold"/>
    </style:style>
    <style:style style:name="T29" style:family="text">
      <style:text-properties officeooo:rsid="002c39a8"/>
    </style:style>
    <style:style style:name="T30" style:family="text">
      <style:text-properties officeooo:rsid="002d9b6f"/>
    </style:style>
    <style:style style:name="T31" style:family="text">
      <style:text-properties officeooo:rsid="00314396"/>
    </style:style>
    <style:style style:name="T32" style:family="text">
      <style:text-properties fo:color="#000000" loext:opacity="100%" fo:background-color="transparent" loext:char-shading-value="0"/>
    </style:style>
    <style:style style:name="T33" style:family="text">
      <style:text-properties fo:color="#000000" loext:opacity="100%" fo:background-color="#dddddd" loext:char-shading-value="0"/>
    </style:style>
    <style:style style:name="T34" style:family="text">
      <style:text-properties officeooo:rsid="0039a3e1"/>
    </style:style>
    <style:style style:name="T35" style:family="text">
      <style:text-properties fo:background-color="#dddddd" loext:char-shading-value="0"/>
    </style:style>
    <style:style style:name="T36" style:family="text">
      <style:text-properties fo:background-color="#dddddd" loext:char-shading-value="0" style:font-size-asian="14pt" style:font-size-complex="14pt"/>
    </style:style>
    <style:style style:name="T37" style:family="text">
      <style:text-properties officeooo:rsid="004d08ea" fo:background-color="#dddddd" loext:char-shading-value="0" style:font-size-asian="14pt" style:font-size-complex="14pt"/>
    </style:style>
    <style:style style:name="T38" style:family="text">
      <style:text-properties officeooo:rsid="004d34fe" fo:background-color="#dddddd" loext:char-shading-value="0" style:font-size-asian="14pt" style:font-size-complex="14pt"/>
    </style:style>
    <style:style style:name="T39" style:family="text">
      <style:text-properties officeooo:rsid="003aba7f"/>
    </style:style>
    <style:style style:name="T40" style:family="text">
      <style:text-properties officeooo:rsid="003e0f07"/>
    </style:style>
    <style:style style:name="T41" style:family="text">
      <style:text-properties officeooo:rsid="004217ff"/>
    </style:style>
    <style:style style:name="T42" style:family="text">
      <style:text-properties officeooo:rsid="0043ac81"/>
    </style:style>
    <style:style style:name="T43" style:family="text">
      <style:text-properties officeooo:rsid="0043d020"/>
    </style:style>
    <style:style style:name="T44" style:family="text">
      <style:text-properties officeooo:rsid="0047fce9"/>
    </style:style>
    <style:style style:name="T45" style:family="text">
      <style:text-properties officeooo:rsid="004d3bb1"/>
    </style:style>
    <style:style style:name="T46" style:family="text">
      <style:text-properties officeooo:rsid="004f056e"/>
    </style:style>
    <style:style style:name="T47" style:family="text">
      <style:text-properties officeooo:rsid="004fe75b"/>
    </style:style>
    <style:style style:name="T48" style:family="text">
      <style:text-properties officeooo:rsid="00506f70"/>
    </style:style>
    <style:style style:name="T49" style:family="text">
      <style:text-properties fo:font-weight="normal" officeooo:rsid="002c39a8" style:font-weight-asian="normal" style:font-weight-complex="normal"/>
    </style:style>
    <style:style style:name="T50" style:family="text">
      <style:text-properties fo:font-weight="normal" officeooo:rsid="0050a9a9" style:font-weight-asian="normal" style:font-weight-complex="normal"/>
    </style:style>
    <style:style style:name="T51" style:family="text">
      <style:text-properties officeooo:rsid="0051d216"/>
    </style:style>
    <style:style style:name="T52" style:family="text">
      <style:text-properties officeooo:rsid="0052c483"/>
    </style:style>
    <style:style style:name="T53" style:family="text">
      <style:text-properties officeooo:rsid="0056663b"/>
    </style:style>
    <style:style style:name="T54" style:family="text">
      <style:text-properties officeooo:rsid="00582b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WAI-ARIA <text:span text:style-name="T41">01</text:span></text:h>
      <text:p text:style-name="P2"><text:span text:style-name="T3">O</text:span><text:span text:style-name="T2"> </text:span><text:span text:style-name="T42">WAI-ARIA</text:span><text:span text:style-name="T2"> </text:span><text:span text:style-name="T42">Adiciona </text:span><text:span text:style-name="T1">sem</text:span><text:span text:style-name="T3">â</text:span><text:span text:style-name="T1">ntica extra </text:span><text:span text:style-name="T43">nos elementos </text:span><text:span text:style-name="T42">permitindo </text:span><text:span text:style-name="T1">que os navegadores e tecnologias assistivas reconhe</text:span><text:span text:style-name="T43">çam e usem para</text:span><text:span text:style-name="T1"> permitir que os usuarios saibam o que esta acontecendo.</text:span></text:p>
      <text:p text:style-name="P16"/>
      <text:p text:style-name="P18"><text:span text:style-name="T11">WAI-ARIA (</text:span><text:span text:style-name="T9">Web Accessibility Initiative - Accessible Rich Internet Applications</text:span><text:span text:style-name="T11">) define um conjunto de atributos</text:span><text:span text:style-name="T15"> </text:span><text:span text:style-name="T11">HTML adicionais que podem ser aplicados em elementos para fornecer semântica adicional e melhorar a acessibilidade onde quer que esteja faltando, </text:span><text:span text:style-name="T17">sem alterar o comportamento ou aparencia da aplicação</text:span><text:span text:style-name="T11">. </text:span></text:p>
      <text:p text:style-name="P33"/>
      <text:p text:style-name="P17"><text:span text:style-name="T43">Os atributos </text:span><text:span text:style-name="T45">WAI-ARIA</text:span><text:span text:style-name="T43"> </text:span><text:span text:style-name="T44">a</text:span><text:span text:style-name="T43">feta</text:span><text:span text:style-name="T44">m</text:span><text:span text:style-name="T43"> apenas as informações expostas pelas APIs de acessibilidade do navegador (leitores de tela). Embora os atributos possam ser uteis para selecionar elementos por Css. </text:span></text:p>
      <text:p text:style-name="P34"/>
      <text:p text:style-name="P17"><text:span text:style-name="T45">Os</text:span><text:span text:style-name="T43"> atributos </text:span><text:span text:style-name="T45">WAI-ARIA </text:span><text:span text:style-name="T43">são divididos em 3 principais tipos:</text:span></text:p>
      <text:p text:style-name="P4"/>
      <text:p text:style-name="P19"><text:span text:style-name="T22">Roles (Funções/</text:span><text:span text:style-name="T21">Papéis</text:span><text:span text:style-name="T22">)</text:span><text:span text:style-name="T21"> -</text:span><text:span text:style-name="T10"> Definem o que um elemento é ou faz. </text:span><text:span text:style-name="T18">Adiciona roles que não estão disponiveis no HTML, substitui</text:span><text:span text:style-name="T16"> funções-</text:span><text:span text:style-name="T17">padrão</text:span><text:span text:style-name="T16"> </text:span><text:span text:style-name="T17">de um elemento, </text:span><text:span text:style-name="T18">aumenta</text:span><text:span text:style-name="T12"> o valor semântico de elementos estruturais ou </text:span><text:span text:style-name="T18">descreve</text:span><text:span text:style-name="T12"> diferentes estruturas de pagina. </text:span></text:p>
      <text:p text:style-name="P19"><text:span text:style-name="T24">Obs:</text:span><text:span text:style-name="T20"> A única coisa que muda é o valor: </text:span><text:span text:style-name="T37">role=”valor” </text:span></text:p>
      <text:p text:style-name="P5"/>
      <text:p text:style-name="P20"><text:span text:style-name="T23">Properties (</text:span><text:span text:style-name="T21">Propriedades</text:span><text:span text:style-name="T23">)</text:span><text:span text:style-name="T21"> -</text:span><text:span text:style-name="T10"> </text:span><text:span text:style-name="T13">Definem as propriedades dos elementos, que podem ser usadas para dar a eles significado ou semântica extra </text:span><text:span text:style-name="T18">não suportadas no HTML padrão</text:span><text:span text:style-name="T13">. </text:span><text:span text:style-name="T14">Como especificar que uma entrada de formulario precisa ser preenchida para ser valida.</text:span></text:p>
      <text:p text:style-name="P22"><text:span text:style-name="T25">O</text:span><text:span text:style-name="T21">bs:</text:span><text:span text:style-name="T10"> Sempre começa com “aria-”: </text:span><text:span text:style-name="T38">aria-valor=”valor” </text:span></text:p>
      <text:p text:style-name="P6"/>
      <text:p text:style-name="P21"><text:soft-page-break/><text:span text:style-name="T21">States </text:span><text:span text:style-name="T23">(estados)</text:span><text:span text:style-name="T21"> -</text:span><text:span text:style-name="T10"> </text:span><text:span text:style-name="T19">São atributos que definem a condição atual de um elemento, c</text:span><text:span text:style-name="T10">omo especificar </text:span><text:span text:style-name="T19">à</text:span><text:span text:style-name="T10"> um leitor de tela que uma entrada de formulario esta desabilitada no momento. </text:span><text:span text:style-name="T19">Ao contrario das propriedades os estados podem mudar ao longo do tempo com base na interação feita.</text:span></text:p>
      <text:p text:style-name="P23"><text:span text:style-name="T26">O</text:span><text:span text:style-name="T21">bs:</text:span><text:span text:style-name="T10"> </text:span><text:span text:style-name="T20">Sempre começa com “aria-”: </text:span><text:span text:style-name="T36">aria-valor=”valor” </text:span></text:p>
      <text:h text:style-name="P31" text:outline-level="2">Quando deve ser usado</text:h>
      <text:p text:style-name="P8"><text:span text:style-name="T29">O WAI-ARIA deve ser usado apenas quando for necessario, idealmente deve-se sempre usar recursos HTML nativos para fornecer semântica exigida pelos leitores de tela para informar aos usuarios o que esta acontecendo. Mas quando não for possível o WAI-ARIA é uma ferramenta valiosa para melhorar a acessibilidade. </text:span>Existe quatro áreas principais nas quais <text:span text:style-name="T30">ele</text:span> é util:</text:p>
      <text:p text:style-name="P7"/>
      <text:p text:style-name="P9"><text:span text:style-name="T27">Signposts/Landmarks -</text:span> Os valores de atributo do <text:span text:style-name="T46">role</text:span> podem atuar como marcos que replicam <text:span text:style-name="T46">ou vão além</text:span> <text:span text:style-name="T46">d</text:span>a semântica de elementos HTML para fornecer sinalizações para diferentes áreas funcionais, <text:span text:style-name="T47">ajudando na orientação e navegação na página</text:span>.</text:p>
      <text:p text:style-name="P9"/>
      <text:p text:style-name="P9"><text:span text:style-name="T27">Atualizações dinâmicas de conteudo -</text:span> Os leitores de tela possuem dificuldade em relatar conteudo em constante mudança. Com ARIA é possível usar o aria-live <text:span text:style-name="T48">e o aria-atomic</text:span> para informar os usuarios de leitores de tela quando uma área de conteudo é atualizada.</text:p>
      <text:p text:style-name="P9"/>
      <text:p text:style-name="P3"><text:span text:style-name="T28">Aprimorando a acessibilidade do teclado - </text:span><text:span text:style-name="T49">Quando </text:span><text:span text:style-name="T50">o javascript é usado</text:span><text:span text:style-name="T49"> para simular </text:span><text:span text:style-name="T50">a </text:span><text:span text:style-name="T49">acessibilidade do teclado, </text:span><text:span text:style-name="T50">tanto essa acessibilidade quanto os relatorios</text:span><text:span text:style-name="T49"> do</text:span><text:span text:style-name="T50">s</text:span><text:span text:style-name="T49"> leitor</text:span><text:span text:style-name="T50">es</text:span><text:span text:style-name="T49"> de tela </text:span><text:span text:style-name="T50">são prejudicados</text:span><text:span text:style-name="T49">. </text:span><text:span text:style-name="T50">Para isso não ocorrer quando for inevitavel usar o javascript, o</text:span><text:span text:style-name="T49"> WAI-ARIA </text:span><text:span text:style-name="T50">irá </text:span><text:span text:style-name="T49">fornece</text:span><text:span text:style-name="T50">r</text:span><text:span text:style-name="T49"> meio</text:span><text:span text:style-name="T50">s para melhorar as ações com o teclado e o envio de relatórios dos leitores de tela.</text:span></text:p>
      <text:p text:style-name="P41"/>
      <text:p text:style-name="P10"><text:soft-page-break/><text:span text:style-name="T27">Acessibilidade de controles não semânticos - </text:span>Quando uma série de divs aninhados é usado para criar um recurso de interface do usuario complexo ou <text:span text:style-name="T51">quando</text:span> um controle nativo é bastante alterado via javascript, a acessibilidade acaba sendo prejudicada. Quando isso acontece é dificil o leitor de tela descobrir o que o recurso faz se não houver semâtica ou outras pistas. Nessas situações, o <text:span text:style-name="T51">WAI-</text:span>ARIA pode ajudar a fornecer o que esta faltando com uma combinação de funções e propriedades.</text:p>
      <text:h text:style-name="P31" text:outline-level="2">Sinais / Marcos</text:h>
      <text:p text:style-name="P11">WAI-ARIA adiciona o role atributo ao navegadores, o que permite adicionar valor semântico extra aos elementos do site onde quer que sejam necessarios. A primeira área importante em que isso é util é fornecer informações para leitores de tela para que seus usuarios possam encontrar elementos de pagina comuns.</text:p>
      <text:h text:style-name="P31" text:outline-level="2">Atualizações dinâmicas de conteúdo</text:h>
      <text:p text:style-name="P12">Os sites modernos geralmente não possuem apenas conteudo estatico, eles tendem a ter muito conteudo atualizado dinamicamente, ou seja, conteudo que é atualizado sem que a pagina inteira seja carregada por meio de um mecanismo como XMLHttpRequest, Fetch, ou DOM APIs.</text:p>
      <text:p text:style-name="P12"/>
      <text:p text:style-name="P13">Atualização dinamica de conteudo não é bom para acessibilidade, já que não é detectada pelos leitores de tela, fazendo os usuarios não saberem o que esta acontecendo. Quando isso é levado a uma escala maior, se torna impossivel <text:span text:style-name="T31">não ter uma forma de </text:span>alertar o usuario sobre as atualizações.</text:p>
      <text:p text:style-name="P1"/>
      <text:p text:style-name="P14">A ferramenta que é responsavel por fornecer esses alertas é a aria-live <text:span text:style-name="T52">atributo</text:span>. Aplicar isso a um elemento faz com que os leitores de tela leiam o conteudo atualizado. A urgencia com que o conteudo é lido depende do valor do atributo:</text:p>
      <text:p text:style-name="P14"><text:soft-page-break/></text:p>
      <text:p text:style-name="P29"><text:span text:style-name="Source_20_Text"><text:span text:style-name="T8">off -</text:span></text:span><text:span text:style-name="Source_20_Text"><text:span text:style-name="T6"> </text:span></text:span><text:span text:style-name="T5">O padrão. Atualizações não devem ser anunciadas.</text:span></text:p>
      <text:p text:style-name="P29"><text:span text:style-name="Source_20_Text"><text:span text:style-name="T7">Polite -</text:span></text:span><text:span text:style-name="T4"> As atualizações devem ser anunciadas apenas se o usuário estiver ocioso.</text:span></text:p>
      <text:p text:style-name="P29"><text:span text:style-name="Source_20_Text"><text:span text:style-name="T7">Assertive -</text:span></text:span><text:span text:style-name="T4"> As atualizações devem ser anunciadas ao usuário o mais rápido possível.</text:span></text:p>
      <text:p text:style-name="P24"/>
      <text:p text:style-name="P25">Apenas o trecho do texto que atualizar será lido, por isso é necessario adicionar o aria-atomic <text:span text:style-name="T52">atributo</text:span>, que informa aos leitores de tela para ler todo o conteudo do elemento como uma unidade atômica, não apenas os bits que foram atualizados.</text:p>
      <text:h text:style-name="P31" text:outline-level="2"><text:bookmark text:name="form_validation_and_error_alerts"/>Validação de formulário e alertas de erro</text:h>
      <text:p text:style-name="P26">O <text:span text:style-name="T35">role=”alert”</text:span> tranforma <text:span text:style-name="T34">um</text:span> elemento em uma região ativa, onde toda alteração é lida, <text:span text:style-name="T34">ou seja, quando ocorre uma alteração o navegador envia um evento de alerta acessivel para tecnologias assistivas que podem notificar o usuario.</text:span></text:p>
      <text:p text:style-name="P26"/>
      <text:p text:style-name="P27">O <text:span text:style-name="T35">aria-relevant =”all”</text:span> instrui o leitor de tela a ler o conteudo da lista de erros quando quaisquer alterações são feitas nela, ou seja, quando erros são adicionados ou removidos. Isso é bom para saber quais erros restam.</text:p>
      <text:p text:style-name="P27"/>
      <text:p text:style-name="P27">O <text:span text:style-name="T35">aria-required=” “</text:span> Faz o leitor de tela Informar aos usuarios que as entradas do formulario <text:span text:style-name="T39">precisam ser preenchidas.</text:span></text:p>
      <text:p text:style-name="P27"/>
      <text:p text:style-name="P28">O <text:span text:style-name="T35">aria-valuemin=” “</text:span> e <text:span text:style-name="T35">aria-valuemax=” “</text:span> Faz o leitor de tela informar aos usuarios os valores minimo e maximo de uma entrada de formulario.</text:p>
      <text:p text:style-name="P28"/>
      <text:p text:style-name="P15"><text:soft-page-break/><text:span text:style-name="T32">O </text:span><text:span text:style-name="T33">aria-disabled=”true”</text:span><text:span text:style-name="T32"> indica que um campo de formulario esta desabilitado.</text:span></text:p>
      <text:h text:style-name="P31" text:outline-level="2">Widgets Complexos</text:h>
      <text:p text:style-name="P36">Existe uma série de funções que podem identificar estruturas de elementos não semânticos como recursos de interface do usuario comuns que vão alem do que esta disponivel no HTML padrão, <text:span text:style-name="T40">como combobox, slider, tabpanel, tree etc.</text:span></text:p>
      <text:h text:style-name="P31" text:outline-level="2">Regras de como usar WAI-ARIA</text:h>
      <text:p text:style-name="P38">A especificação ARIA define 5 regras de uso para oferecer suporte à acessibilidade ideal.</text:p>
      <text:p text:style-name="P38"/>
      <text:p text:style-name="P38"><text:span text:style-name="T27">Se puder usar valores semânticos e atributos nativos de HTML, faça isso –</text:span> ARIA não deve ser usado quando o HTML já fornece semântica suficiente para <text:s/>acessibilidade. Quando usado incorretamente, ARIA pode introduzir barreiras significativas à acessibilidade .</text:p>
      <text:p text:style-name="P38"/>
      <text:p text:style-name="P38"><text:span text:style-name="T27">Não altere a semântica nativa, a menos que você realmente precise –</text:span> A maioria dos elementos HTML possui semântica e/ou significado próprios, que podem ser transmitidos a usuarios de leitores de tela. Quando necessario, ARIA pode substituir e alterar essas semânticas.</text:p>
      <text:p text:style-name="P38"/>
      <text:p text:style-name="P38"><text:span text:style-name="T27">Todos os controles ARIA interativos devem ser utilizaveis com o teclado –</text:span> <text:span text:style-name="T53">Os padrões de Design ARIA definem interações de teclado padrão para widgets e controles ARIA. Isso permite que todos usem um widget, por exemplo, através do teclado, e garante que as instruções fornecidas pelos leitores de tela estejam alinhadas com a funcionalidade real de cada página em um site.</text:span></text:p>
      <text:p text:style-name="P38"/>
      <text:p text:style-name="P39"><text:soft-page-break/><text:span text:style-name="T27">Controles interativos devem ter semântica adequada e não podem ser ocultados –</text:span> Qualquer elemento que possa receber foco através do teclado, deve ter semântica adequada para que seja identificado como um link, botão, controle de formulario etc. Ou outro elemento com um valor de função apropriado. De qualquer maneira, elementos interativos devem estar visíveis e não ocultados.</text:p>
      <text:p text:style-name="P39"/>
      <text:p text:style-name="P39"><text:span text:style-name="T27">Todos os elementos interativos devem ter um nome acessivel –</text:span> <text:span text:style-name="T54">Texto que descreve um controle interativo deve ser apresentado aos usuarios de leitores de tela quando o controle for encontrado. Um botão deve ter texto descritivo e uma entrada de texto deve ter um rótulo descritivo.</text:span></text:p>
      <text:p text:style-name="P40">O conteudo que os leitores de tela anunciam para identificar um controle é chamado de nome acessivel (accessible name). ARIA também pode ser usado para definir esses nomes acessiveis.</text:p>
      <text:h text:style-name="P31" text:outline-level="2">Link</text:h>
      <text:p text:style-name="P37"><text:a xlink:type="simple" xlink:href="https://developer.mozilla.org/en-US/docs/Learn/Accessibility/WAI-ARIA_basics" text:style-name="Internet_20_link" text:visited-style-name="Visited_20_Internet_20_Link">https://developer.mozilla.org/en-US/docs/Learn/Accessibility/WAI-ARIA_basics</text:a> </text:p>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10:43:20.180086350</meta:creation-date>
    <dc:date>2023-06-28T08:00:56.516361076</dc:date>
    <meta:editing-duration>PT8H37M29S</meta:editing-duration>
    <meta:editing-cycles>27</meta:editing-cycles>
    <meta:generator>LibreOffice/7.0.4.2$Linux_X86_64 LibreOffice_project/00$Build-2</meta:generator>
    <meta:document-statistic meta:table-count="0" meta:image-count="0" meta:object-count="0" meta:page-count="6" meta:paragraph-count="45" meta:word-count="1253" meta:character-count="8041" meta:non-whitespace-character-count="6820"/>
  </office:meta>
</office:document-meta>
</file>